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D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00d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9.864cm" style:rel-column-width="5592*"/>
    </style:style>
    <style:style style:name="Table3.B" style:family="table-column">
      <style:table-column-properties style:column-width="7.135cm" style:rel-column-width="404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 style:list-style-name="L1"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/>
    </style:style>
    <style:style style:name="P21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2" style:family="paragraph" style:parent-style-name="Text_20_body" style:list-style-name="L2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text-properties style:font-name="Nimbus Roman No9 L" fo:font-size="12pt" fo:language="en" fo:country="US" fo:font-weight="bold" style:font-size-asian="10.5pt" style:font-weight-asian="bold" style:font-size-complex="12pt" style:font-weight-complex="bold"/>
    </style:style>
    <style:style style:name="P25" style:family="paragraph" style:parent-style-name="Text_20_body">
      <style:text-properties style:font-name="Nimbus Roman No9 L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style:font-name="Nimbus Roman No9 L" fo:font-size="12pt" fo:language="en" fo:country="US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 style:list-style-name="L3">
      <style:paragraph-properties fo:text-align="justify" style:justify-single-word="false"/>
    </style:style>
    <style:style style:name="P29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30" style:family="paragraph" style:parent-style-name="Heading_20_3">
      <style:paragraph-properties fo:text-align="justify" style:justify-single-word="false"/>
      <style:text-properties fo:language="en" fo:country="US"/>
    </style:style>
    <style:style style:name="P31" style:family="paragraph" style:parent-style-name="Heading_20_3">
      <style:paragraph-properties fo:text-align="justify" style:justify-single-word="false"/>
    </style:style>
    <style:style style:name="P32" style:family="paragraph" style:parent-style-name="Table_20_Contents">
      <style:text-properties style:font-name="Nimbus Roman No9 L" fo:font-size="12pt" style:font-size-asian="10.5pt" style:font-size-complex="12pt"/>
    </style:style>
    <style:style style:name="P33" style:family="paragraph" style:parent-style-name="Table_20_Contents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text-position="super 67%" fo:language="en" fo:country="US"/>
    </style:style>
    <style:style style:name="T7" style:family="text">
      <style:text-properties style:font-name="DejaVu Sans Mono" fo:font-size="10pt" style:font-size-asian="10pt" style:font-size-complex="10pt"/>
    </style:style>
    <style:style style:name="T8" style:family="text">
      <style:text-properties style:font-name="Nimbus Sans L" fo:language="en" fo:country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2pt"/>
    </style:style>
    <style:style style:name="T13" style:family="text">
      <style:text-properties style:font-size-asian="10.5pt"/>
    </style:style>
    <style:style style:name="T14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WW_5f_CharLFO1LVL1" style:num-suffix=".0" style:num-format="1">
        <style:list-level-properties text:space-before="1.244cm" text:min-label-width="0.926cm"/>
      </text:list-level-style-number>
      <text:list-level-style-number text:level="2" text:style-name="WW_5f_CharLFO1LVL2" style:num-format="1" text:display-levels="2">
        <style:list-level-properties text:space-before="2.494cm" text:min-label-width="0.926cm"/>
      </text:list-level-style-number>
      <text:list-level-style-number text:level="3" text:style-name="WW_5f_CharLFO1LVL3" style:num-format="1" text:display-levels="3">
        <style:list-level-properties text:space-before="3.745cm" text:min-label-width="1.27cm"/>
      </text:list-level-style-number>
      <text:list-level-style-number text:level="4" text:style-name="WW_5f_CharLFO1LVL4" style:num-format="1" text:display-levels="4">
        <style:list-level-properties text:space-before="4.995cm" text:min-label-width="1.27cm"/>
      </text:list-level-style-number>
      <text:list-level-style-number text:level="5" text:style-name="WW_5f_CharLFO1LVL5" style:num-format="1" text:display-levels="5">
        <style:list-level-properties text:space-before="6.246cm" text:min-label-width="1.905cm"/>
      </text:list-level-style-number>
      <text:list-level-style-number text:level="6" text:style-name="WW_5f_CharLFO1LVL6" style:num-format="1" text:display-levels="6">
        <style:list-level-properties text:space-before="7.497cm" text:min-label-width="1.905cm"/>
      </text:list-level-style-number>
      <text:list-level-style-number text:level="7" text:style-name="WW_5f_CharLFO1LVL7" style:num-format="1" text:display-levels="7">
        <style:list-level-properties text:space-before="8.747cm" text:min-label-width="2.54cm"/>
      </text:list-level-style-number>
      <text:list-level-style-number text:level="8" text:style-name="WW_5f_CharLFO1LVL8" style:num-format="1" text:display-levels="8">
        <style:list-level-properties text:space-before="9.998cm" text:min-label-width="2.54cm"/>
      </text:list-level-style-number>
      <text:list-level-style-number text:level="9" text:style-name="WW_5f_CharLFO1LVL9" style:num-format="1" text:display-levels="9">
        <style:list-level-properties text:space-before="11.24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text:id="ct-1391262960">
          <text:deletion>
            <office:change-info>
              <dc:creator>Unknown Author</dc:creator>
              <dc:date>2010-03-08T11:56:00</dc:date>
            </office:change-info>
            <text:p text:style-name="P1">39</text:p>
          </text:deletion>
        </text:changed-region>
        <text:changed-region text:id="ct-1391262488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391262392">
          <text:deletion>
            <office:change-info>
              <dc:creator>Unknown Author</dc:creator>
              <dc:date>2010-03-08T11:56:00</dc:date>
            </office:change-info>
            <text:p text:style-name="P1">MSDOS variable replaced by getos()</text:p>
          </text:deletion>
        </text:changed-region>
        <text:changed-region text:id="ct-1391262112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391261200">
          <text:deletion>
            <office:change-info>
              <dc:creator>Auteur inconnu</dc:creator>
              <dc:date>2010-03-02T13:50:00</dc:date>
            </office:change-info>
            <text:p text:style-name="P2">Title: MSDOS variable replaced by getos() </text:p>
            <text:p text:style-name="P2"/>
          </text:deletion>
        </text:changed-region>
        <text:changed-region text:id="ct-1391260912">
          <text:deletion>
            <office:change-info>
              <dc:creator>Unknown Author</dc:creator>
              <dc:date>2010-03-08T11:56:00</dc:date>
            </office:change-info>
            <text:p text:style-name="P2"><text:s/>Allan CORNET</text:p>
          </text:deletion>
        </text:changed-region>
        <text:changed-region text:id="ct-1391260624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391260480">
          <text:deletion>
            <office:change-info>
              <dc:creator>Unknown Author</dc:creator>
              <dc:date>2010-03-08T11:56:00</dc:date>
            </office:change-info>
            <text:p text:style-name="P2">allan.cornet</text:p>
          </text:deletion>
        </text:changed-region>
        <text:changed-region text:id="ct-139126201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39126159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372854168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1">2</text:span></text:span></text:p>
          </text:deletion>
        </text:changed-region>
        <text:changed-region text:id="ct-1372853088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37285296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2">nd</text:span></text:span></text:p>
          </text:deletion>
        </text:changed-region>
        <text:changed-region text:id="ct-1372851760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391261888">
          <text:deletion>
            <office:change-info>
              <dc:creator>Unknown Author</dc:creator>
              <dc:date>2010-03-08T11:57:00</dc:date>
            </office:change-info>
            <text:p text:style-name="P2">replace old defined variable MSDOS in scilab.</text:p>
          </text:deletion>
        </text:changed-region>
        <text:changed-region text:id="ct-1372852864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372854712">
          <text:deletion>
            <office:change-info>
              <dc:creator>Unknown Author</dc:creator>
              <dc:date>2010-03-08T11:57:00</dc:date>
            </office:change-info>
            <text:p text:style-name="P2"/>
            <text:p text:style-name="P2">MSDOS is confusing and have no more reason to existing.</text:p>
          </text:deletion>
        </text:changed-region>
        <text:changed-region text:id="ct-1372852664">
          <text:deletion>
            <office:change-info>
              <dc:creator>Unknown Author</dc:creator>
              <dc:date>2010-03-08T12:00:00</dc:date>
            </office:change-info>
            <text:p text:style-name="P4">MSDOS variable will be declared obsolete in Scilab 5.3 (</text:p>
          </text:deletion>
        </text:changed-region>
        <text:changed-region text:id="ct-1372852096">
          <text:deletion>
            <office:change-info>
              <dc:creator>Auteur inconnu</dc:creator>
              <dc:date>2010-03-02T13:50:00</dc:date>
            </office:change-info>
            <text:p text:style-name="P4"><text:s/></text:p>
          </text:deletion>
        </text:changed-region>
        <text:changed-region text:id="ct-1372853400">
          <text:deletion>
            <office:change-info>
              <dc:creator>Unknown Author</dc:creator>
              <dc:date>2010-03-08T12:00:00</dc:date>
            </office:change-info>
            <text:p text:style-name="P4">removed in Scilab 5.4) and replaced by existing function getos().</text:p>
            <text:p text:style-name="P4">To check that you are on Windows, user will do: getos() == "Windows"</text:p>
            <text:p text:style-name="P4">for compatibility, user can define : MSDOS = (getos() == "Windows")<text:tab/></text:p>
          </text:deletion>
        </text:changed-region>
        <text:changed-region text:id="ct-1372851664">
          <text:insertion>
            <office:change-info>
              <dc:creator>Unknown Author</dc:creator>
              <dc:date>2010-03-08T12:00:00</dc:date>
            </office:change-info>
          </text:insertion>
        </text:changed-region>
        <text:changed-region text:id="ct-1372855256">
          <text:insertion>
            <office:change-info>
              <dc:creator>Unknown Author</dc:creator>
              <dc:date>2010-03-08T12:01:00</dc:date>
            </office:change-info>
          </text:insertion>
        </text:changed-region>
        <text:changed-region text:id="ct136248208">
          <text:insertion>
            <office:change-info>
              <dc:creator>Unknown Author</dc:creator>
              <dc:date>2010-03-08T12:02:00</dc:date>
            </office:change-info>
          </text:insertion>
        </text:changed-region>
        <text:changed-region text:id="ct-1372852568">
          <text:insertion>
            <office:change-info>
              <dc:creator>Unknown Author</dc:creator>
              <dc:date>2010-03-08T12:05:00</dc:date>
            </office:change-info>
          </text:insertion>
        </text:changed-region>
        <text:changed-region text:id="ct-1391371288">
          <text:insertion>
            <office:change-info>
              <dc:creator>Unknown Author</dc:creator>
              <dc:date>2010-03-08T12:06:00</dc:date>
            </office:change-info>
          </text:insertion>
        </text:changed-region>
        <text:changed-region text:id="ct-1372853856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-1391275848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-1391262672">
          <text:format-change>
            <office:change-info>
              <dc:creator>Unknown Author</dc:creator>
              <dc:date>2010-03-08T12:14:00</dc:date>
            </office:change-info>
          </text:format-change>
        </text:changed-region>
        <text:changed-region text:id="ct-1372852000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-1372851512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-1372846480">
          <text:insertion>
            <office:change-info>
              <dc:creator>Unknown Author</dc:creator>
              <dc:date>2010-03-09T14:37:00</dc:date>
            </office:change-info>
          </text:insertion>
        </text:changed-region>
        <text:changed-region text:id="ct148803168">
          <text:format-change>
            <office:change-info>
              <dc:creator>Unknown Author</dc:creator>
              <dc:date>2010-03-28T21:00:00</dc:date>
            </office:change-info>
          </text:format-change>
        </text:changed-region>
        <text:changed-region text:id="ct150210552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51136904">
          <text:format-change>
            <office:change-info>
              <dc:creator>Unknown Author</dc:creator>
              <dc:date>2010-03-28T20:47:00</dc:date>
            </office:change-info>
          </text:format-change>
        </text:changed-region>
        <text:changed-region text:id="ct151596896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48358632">
          <text:format-change>
            <office:change-info>
              <dc:creator>Unknown Author</dc:creator>
              <dc:date>2010-03-28T21:00:00</dc:date>
            </office:change-info>
          </text:format-change>
        </text:changed-region>
        <text:changed-region text:id="ct156689976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52047376">
          <text:insertion>
            <office:change-info>
              <dc:creator>Unknown Author</dc:creator>
              <dc:date>2010-03-28T20:46:00</dc:date>
            </office:change-info>
          </text:insertion>
        </text:changed-region>
        <text:changed-region text:id="ct150832968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3794156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0767168">
          <text:format-change>
            <office:change-info>
              <dc:creator>Unknown Author</dc:creator>
              <dc:date>2010-03-28T21:02:00</dc:date>
            </office:change-info>
          </text:format-change>
        </text:changed-region>
        <text:changed-region text:id="ct15070152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5865116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388600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158502368">
          <text:format-change>
            <office:change-info>
              <dc:creator>Unknown Author</dc:creator>
              <dc:date>2010-03-28T22:19:00</dc:date>
            </office:change-info>
          </text:format-change>
        </text:changed-region>
        <text:changed-region text:id="ct158640584">
          <text:deletion>
            <office:change-info>
              <dc:creator>Unknown Author</dc:creator>
              <dc:date>2010-03-28T22:19:00</dc:date>
            </office:change-info>
            <text:p text:style-name="P5"><text:span text:style-name="T3"><text:s/></text:span></text:p>
          </text:deletion>
        </text:changed-region>
        <text:changed-region text:id="ct15865129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473112">
          <text:format-change>
            <office:change-info>
              <dc:creator>Unknown Author</dc:creator>
              <dc:date>2010-03-28T22:19:00</dc:date>
            </office:change-info>
          </text:format-change>
        </text:changed-region>
        <text:changed-region text:id="ct158284704">
          <text:format-change>
            <office:change-info>
              <dc:creator>Unknown Author</dc:creator>
              <dc:date>2010-03-28T22:19:00</dc:date>
            </office:change-info>
          </text:format-change>
        </text:changed-region>
        <text:changed-region text:id="ct15180639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142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155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16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180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193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865206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0369432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9015992">
          <text:format-change>
            <office:change-info>
              <dc:creator>Unknown Author</dc:creator>
              <dc:date>2010-03-28T22:30:00</dc:date>
            </office:change-info>
          </text:format-change>
        </text:changed-region>
        <text:changed-region text:id="ct158986280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50882048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8602328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58702032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58602232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59212288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59085824">
          <text:format-change>
            <office:change-info>
              <dc:creator>Unknown Author</dc:creator>
              <dc:date>2010-03-28T22:32:00</dc:date>
            </office:change-info>
          </text:format-change>
        </text:changed-region>
        <text:changed-region text:id="ct159028968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59260568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5865219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1186008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50403536">
          <text:insertion>
            <office:change-info>
              <dc:creator>Unknown Author</dc:creator>
              <dc:date>2010-03-28T21:56:00</dc:date>
            </office:change-info>
          </text:insertion>
        </text:changed-region>
        <text:changed-region text:id="ct152214400">
          <text:format-change>
            <office:change-info>
              <dc:creator>Unknown Author</dc:creator>
              <dc:date>2010-03-28T22:06:00</dc:date>
            </office:change-info>
          </text:format-change>
        </text:changed-region>
        <text:changed-region text:id="ct149595416">
          <text:format-change>
            <office:change-info>
              <dc:creator>Unknown Author</dc:creator>
              <dc:date>2010-03-28T21:56:00</dc:date>
            </office:change-info>
          </text:format-change>
        </text:changed-region>
        <text:changed-region text:id="ct157911920">
          <text:insertion>
            <office:change-info>
              <dc:creator>Unknown Author</dc:creator>
              <dc:date>2010-03-28T21:56:00</dc:date>
            </office:change-info>
          </text:insertion>
        </text:changed-region>
        <text:changed-region text:id="ct159281584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7778656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48801904">
          <text:insertion>
            <office:change-info>
              <dc:creator>Unknown Author</dc:creator>
              <dc:date>2010-03-28T21:56:00</dc:date>
            </office:change-info>
          </text:insertion>
        </text:changed-region>
        <text:changed-region text:id="ct151806264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9100528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809369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2522248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7913904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9282016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840502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0943432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786807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9149800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7827072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48445256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5895501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911416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9142568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5902004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0404944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810334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806268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8092704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5241633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842037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7928760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8125080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4994779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841585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8289056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807682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075116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0393584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077030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785697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7868632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840117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801261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0390320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57899576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5801950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8277968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57939608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5792393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9921768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57849032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44936096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4994818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8104928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48894872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9282400">
          <text:insertion>
            <office:change-info>
              <dc:creator>Unknown Author</dc:creator>
              <dc:date>2010-03-28T22:39:00</dc:date>
            </office:change-info>
          </text:insertion>
        </text:changed-region>
        <text:changed-region text:id="ct159164272">
          <text:insertion>
            <office:change-info>
              <dc:creator>Unknown Author</dc:creator>
              <dc:date>2010-03-28T22:40:00</dc:date>
            </office:change-info>
          </text:insertion>
        </text:changed-region>
        <text:changed-region text:id="ct-1391258088">
          <text:insertion>
            <office:change-info>
              <dc:creator>Unknown Author</dc:creator>
              <dc:date>2010-03-09T15:13:00</dc:date>
            </office:change-info>
          </text:insertion>
        </text:changed-region>
        <text:changed-region text:id="ct158409056">
          <text:format-change>
            <office:change-info>
              <dc:creator>Unknown Author</dc:creator>
              <dc:date>2010-03-28T22:17:00</dc:date>
            </office:change-info>
          </text:format-change>
        </text:changed-region>
        <text:changed-region text:id="ct150767496">
          <text:insertion>
            <office:change-info>
              <dc:creator>Unknown Author</dc:creator>
              <dc:date>2010-03-28T22:17:00</dc:date>
            </office:change-info>
          </text:insertion>
        </text:changed-region>
        <text:changed-region text:id="ct158863936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59215136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8112888">
          <text:format-change>
            <office:change-info>
              <dc:creator>Unknown Author</dc:creator>
              <dc:date>2010-03-28T22:21:00</dc:date>
            </office:change-info>
          </text:format-change>
        </text:changed-region>
        <text:changed-region text:id="ct152365456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57942640">
          <text:format-change>
            <office:change-info>
              <dc:creator>Unknown Author</dc:creator>
              <dc:date>2010-03-28T22:31:00</dc:date>
            </office:change-info>
          </text:format-change>
        </text:changed-region>
        <text:changed-region text:id="ct158749280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58688576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58842760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5895760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8867464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-1372965096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58924752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8626080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58606000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8903864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8973448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57724408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8976448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58999648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8967152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8918912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8457728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8895112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8883816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882680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9021648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58881264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9009304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59014384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5908824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58944488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876908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907672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59206024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5889748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9210296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9489568">
          <text:insertion>
            <office:change-info>
              <dc:creator>Unknown Author</dc:creator>
              <dc:date>2010-03-28T22:36:00</dc:date>
            </office:change-info>
          </text:insertion>
        </text:changed-region>
        <text:changed-region text:id="ct158741496">
          <text:insertion>
            <office:change-info>
              <dc:creator>Unknown Author</dc:creator>
              <dc:date>2010-03-28T22:41:00</dc:date>
            </office:change-info>
          </text:insertion>
        </text:changed-region>
        <text:changed-region text:id="ct159171584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159347536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text:id="ct158002576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text:id="ct159687840">
          <text:insertion>
            <office:change-info>
              <dc:creator>Unknown Author</dc:creator>
              <dc:date>2010-03-28T22:44:00</dc:date>
            </office:change-info>
          </text:insertion>
        </text:changed-region>
        <text:changed-region text:id="ct158562584">
          <text:deletion>
            <office:change-info>
              <dc:creator>Unknown Author</dc:creator>
              <dc:date>2010-03-28T22:37:00</dc:date>
            </office:change-info>
            <text:p text:style-name="P6">if (getos() == "Windows") then disp("Scilab on Windows"); end</text:p>
            <text:p text:style-name="P6">if (getos() == "Linux") then disp("Scilab on Linux"); end</text:p>
            <text:p text:style-name="P6">if (getos() == "SunOS") then disp("Scilab on Solaris"); end</text:p>
            <text:p text:style-name="P6">if (getos() == "Darwin") then disp("Scilab on MacOs"); end</text:p>
            <text:p text:style-name="P6"/>
          </text:deletion>
        </text:changed-region>
        <text:changed-region text:id="ct159303592">
          <text:insertion>
            <office:change-info>
              <dc:creator>Unknown Author</dc:creator>
              <dc:date>2010-03-28T22:37:00</dc:date>
            </office:change-info>
          </text:insertion>
        </text:changed-region>
        <text:changed-region text:id="ct-1391255232">
          <text:deletion>
            <office:change-info>
              <dc:creator>Unknown Author</dc:creator>
              <dc:date>2010-03-08T12:31:00</dc:date>
            </office:change-info>
            <text:p text:style-name="P7"><text:span text:style-name="Police_20_par_20_défaut"><text:span text:style-name="T4">Allan CORNET </text:span></text:span></text:p>
          </text:deletion>
        </text:changed-region>
        <text:changed-region text:id="ct-1391252536">
          <text:insertion>
            <office:change-info>
              <dc:creator>Unknown Author</dc:creator>
              <dc:date>2010-03-08T12:31:00</dc:date>
            </office:change-info>
          </text:insertion>
        </text:changed-region>
        <text:changed-region text:id="ct-1391251312">
          <text:deletion>
            <office:change-info>
              <dc:creator>Auteur inconnu</dc:creator>
              <dc:date>2010-03-02T13:50:00</dc:date>
            </office:change-info>
            <text:p text:style-name="P7"><text:span text:style-name="Police_20_par_20_défaut"><text:span text:style-name="T4">e</text:spa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#<text:change text:change-id="ct-1391262960"/><text:change-start text:change-id="ct-1391262488"/>40<text:change-end text:change-id="ct-1391262488"/>: <text:change text:change-id="ct-1391262392"/><text:change-start text:change-id="ct-1391262112"/>Scilab / Java interface (javasci) version 2.0<text:change-end text:change-id="ct-1391262112"/></text:p>
      <text:p text:style-name="P14"/>
      <text:p text:style-name="P2"/>
      <text:p text:style-name="P2"><text:change text:change-id="ct-1391261200"/>Version: 1.0</text:p>
      <text:p text:style-name="P2">Author:<text:change text:change-id="ct-1391260912"/><text:change-start text:change-id="ct-1391260624"/> Sylvestre LEDRU<text:change-end text:change-id="ct-1391260624"/> (<text:change text:change-id="ct-1391260480"/><text:change-start text:change-id="ct-1391262016"/>sylvestre.ledru<text:change-end text:change-id="ct-1391262016"/>@scilab.org)</text:p>
      <text:p text:style-name="P2">Review:</text:p>
      <text:p text:style-name="P2">Commented:</text:p>
      <text:p text:style-name="P2">State:</text:p>
      <text:p text:style-name="P2">Scilab-Version: Scilab 5.3<text:change-start text:change-id="ct-1391261592"/> or 5.4<text:change-end text:change-id="ct-1391261592"/></text:p>
      <text:p text:style-name="P2">Vote: No</text:p>
      <text:p text:style-name="P3"><text:span text:style-name="Police_20_par_20_défaut"><text:span text:style-name="T1">Created: March </text:span></text:span><text:change text:change-id="ct-1372854168"/><text:change-start text:change-id="ct-1372853088"/><text:span text:style-name="Police_20_par_20_défaut"><text:span text:style-name="T1">8</text:span></text:span><text:change-end text:change-id="ct-1372853088"/><text:change text:change-id="ct-1372852960"/><text:change-start text:change-id="ct-1372851760"/><text:span text:style-name="Police_20_par_20_défaut"><text:span text:style-name="T2">th</text:span></text:span><text:change-end text:change-id="ct-1372851760"/><text:span text:style-name="Police_20_par_20_défaut"><text:span text:style-name="T1">, 2010</text:span></text:span></text:p>
      <text:p text:style-name="P14"/>
      <text:p text:style-name="P2"/>
      <text:p text:style-name="P30">Abstract</text:p>
      <text:p text:style-name="P2">The aim of this SEP is to <text:change text:change-id="ct-1391261888"/><text:change-start text:change-id="ct-1372852864"/>develop a new version of the Scilab / Java interface. The current interface is called Javasci.<text:change-end text:change-id="ct-1372852864"/><text:change text:change-id="ct-1372854712"/></text:p>
      <text:p text:style-name="P2"><text:s/></text:p>
      <text:p text:style-name="P30">Rationale</text:p>
      <text:p text:style-name="P4"><text:change text:change-id="ct-1372852664"/><text:change text:change-id="ct-1372852096"/><text:change text:change-id="ct-1372853400"/><text:change-start text:change-id="ct-1372851664"/>The current <text:change-end text:change-id="ct-1372851664"/><text:change-start text:change-id="ct-1372855256"/>implementation has several limitations<text:change-end text:change-id="ct-1372855256"/><text:change-start text:change-id="ct136248208"/>:</text:p>
      <text:list xml:id="list1175912426" text:style-name="L1">
        <text:list-item>
          <text:p text:style-name="P19">To retrieve any variable from the Scilab language, knowing the type of the variable is mandatory a priori.</text:p>
        </text:list-item>
        <text:list-item>
          <text:p text:style-name="P19"><text:change-end text:change-id="ct136248208"/><text:change-start text:change-id="ct-1372852568"/>Only a few types are managed by the interface (boolean, double, complex and string).</text:p>
        </text:list-item>
        <text:list-item>
          <text:p text:style-name="P19">Lack of consistency<text:change-end text:change-id="ct-1372852568"/><text:change-start text:change-id="ct-1391371288"/> between Scilab and Java. For example, in Scilab, a scalar (matrix of [1,1]) is a matrix. In the Java interface, there are two different datatypes (example: SciDouble and SciDoubleArray).</text:p>
        </text:list-item>
        <text:list-item>
          <text:p text:style-name="P19"><text:change-end text:change-id="ct-1391371288"/><text:change-start text:change-id="ct-1372853856"/>There is no serialization possible on most of the datatype.</text:p>
        </text:list-item>
        <text:list-item>
          <text:p text:style-name="P19">Calling a Scilab function can be done only with the Exec method and increases the complexity of the retrieval of multiple output arguments.</text:p>
        </text:list-item>
        <text:list-item>
          <text:p text:style-name="P19">The package name does not follow the package naming rules of Scilab and the Scilab Java checkstyle.</text:p>
        </text:list-item>
      </text:list>
      <text:p text:style-name="P4"><text:change-end text:change-id="ct-1372853856"/><text:change-start text:change-id="ct-1391275848"/></text:p>
      <text:p text:style-name="P12"><text:change-start text:change-id="ct-1391262672"/>Proposal<text:change-end text:change-id="ct-1391275848"/><text:change-end text:change-id="ct-1391262672"/><text:change-start text:change-id="ct-1372852000"/></text:p>
      <text:p text:style-name="P5"><text:change-end text:change-id="ct-1372852000"/><text:change-start text:change-id="ct-1372851512"/>The goal of this version 2 is to tackle the various implementation issues listed upper. </text:p>
      <text:p text:style-name="P5">Because of all previous limitations, a code based on Javasci v1 will not be compatible with the version 2. </text:p>
      <text:p text:style-name="P12">The proposed API</text:p>
      <text:p text:style-name="P5"><text:change-end text:change-id="ct-1372851512"/><text:change-start text:change-id="ct-1372846480"/>Two different kind of operations can be done:</text:p>
      <text:list xml:id="list283018496" text:style-name="L2">
        <text:list-item>
          <text:p text:style-name="P22">reading/writing data from/to Scilab</text:p>
        </text:list-item>
        <text:list-item>
          <text:p text:style-name="P22">launch operations</text:p>
        </text:list-item>
      </text:list>
      <text:p text:style-name="P24"><text:change-start text:change-id="ct148803168"/><text:soft-page-break/>Package naming:<text:change-end text:change-id="ct148803168"/></text:p>
      <text:p text:style-name="P5"><text:change-end text:change-id="ct-1372846480"/><text:change-start text:change-id="ct150210552"/>The first step would be to rename all packages to match the current Scilab naming schema:</text:p>
      <text:p text:style-name="P23"><text:change-start text:change-id="ct151136904"/>org.scilab.modules.javasci.*<text:change-end text:change-id="ct150210552"/><text:change-end text:change-id="ct151136904"/><text:change-start text:change-id="ct151596896"/></text:p>
      <text:p text:style-name="P26"/>
      <text:p text:style-name="P26"><text:change-start text:change-id="ct148358632"/>Data<text:change-end text:change-id="ct151596896"/><text:change-end text:change-id="ct148358632"/><text:change-start text:change-id="ct156689976"/>types:<text:change-end text:change-id="ct156689976"/><text:change-start text:change-id="ct152047376"/></text:p>
      <text:p text:style-name="P5"><text:change-end text:change-id="ct152047376"/><text:change-start text:change-id="ct150832968"/>The data mapping will be done thanks to the classes developed in the context of Xcos. During this process, a clean wrapping of many of Scilab native datatypes has been implemented.</text:p>
      <text:p text:style-name="P5"><text:change-end text:change-id="ct150832968"/><text:change-start text:change-id="ct137941560"/>All classes implement the interface <text:change-start text:change-id="ct150767168"/><text:span text:style-name="T3">ScilabType</text:span><text:change-end text:change-id="ct137941560"/><text:change-end text:change-id="ct150767168"/><text:change-start text:change-id="ct150701528"/></text:p>
      <text:p text:style-name="P5"><text:change-end text:change-id="ct150701528"/><text:change-start text:change-id="ct158651168"/>which specifies the following methods:<text:change-end text:change-id="ct158651168"/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5"><text:change-start text:change-id="ct158388600"/><text:span text:style-name="T3">ScilabType </text:span><text:change-start text:change-id="ct158502368"/><text:span text:style-name="T11">extends</text:span><text:change-end text:change-id="ct158502368"/><text:span text:style-name="T3"> </text:span><text:change text:change-id="ct158640584"/><text:span text:style-name="T3">Serializable</text:span><text:change-end text:change-id="ct158388600"/></text:p>
          </table:table-cell>
          <table:covered-table-cell/>
        </table:table-row>
        <table:table-row>
          <table:table-cell table:style-name="Table2.A2" office:value-type="string">
            <text:p text:style-name="P33"><text:change-start text:change-id="ct158651296"/>Method<text:change-end text:change-id="ct158651296"/></text:p>
          </table:table-cell>
          <table:table-cell table:style-name="Table2.B2" office:value-type="string">
            <text:p text:style-name="P33"><text:change-start text:change-id="ct158473112"/><text:change-start text:change-id="ct158284704"/><text:change-start text:change-id="ct151806392"/>Description<text:change-end text:change-id="ct158473112"/><text:change-end text:change-id="ct158284704"/><text:change-end text:change-id="ct151806392"/></text:p>
          </table:table-cell>
        </table:table-row>
        <table:table-row>
          <table:table-cell table:style-name="Table2.A3" office:value-type="string">
            <text:p text:style-name="P23"><text:change-start text:change-id="ct158651424"/>int getWidth();<text:change-end text:change-id="ct158651424"/></text:p>
          </table:table-cell>
          <table:table-cell table:style-name="Table2.B3" office:value-type="string">
            <text:p text:style-name="P32"><text:change-start text:change-id="ct158651552"/>Return the Width<text:change-end text:change-id="ct158651552"/></text:p>
          </table:table-cell>
        </table:table-row>
        <table:table-row>
          <table:table-cell table:style-name="Table2.A3" office:value-type="string">
            <text:p text:style-name="P23"><text:change-start text:change-id="ct158651680"/>int getHeight();<text:change-end text:change-id="ct158651680"/></text:p>
          </table:table-cell>
          <table:table-cell table:style-name="Table2.B3" office:value-type="string">
            <text:p text:style-name="P32"><text:change-start text:change-id="ct158651808"/>Return the Height<text:change-end text:change-id="ct158651808"/></text:p>
          </table:table-cell>
        </table:table-row>
        <table:table-row>
          <table:table-cell table:style-name="Table2.A3" office:value-type="string">
            <text:p text:style-name="P23"><text:change-start text:change-id="ct158651936"/>String toString();<text:change-end text:change-id="ct158651936"/></text:p>
          </table:table-cell>
          <table:table-cell table:style-name="Table2.B3" office:value-type="string">
            <text:p text:style-name="P32"><text:change-start text:change-id="ct158652064"/>Show the data<text:change-end text:change-id="ct158652064"/></text:p>
          </table:table-cell>
        </table:table-row>
        <table:table-row>
          <table:table-cell table:style-name="Table2.A2" office:value-type="string">
            <text:p text:style-name="P26"><text:change-start text:change-id="ct150369432"/><text:change-start text:change-id="ct159015992"/><text:change-start text:change-id="ct158986280"/>Member<text:change-end text:change-id="ct150369432"/><text:change-end text:change-id="ct159015992"/><text:change-end text:change-id="ct158986280"/></text:p>
          </table:table-cell>
          <table:table-cell table:style-name="Table2.B2" office:value-type="string">
            <text:p text:style-name="P33"><text:change-start text:change-id="ct150882048"/><text:change-start text:change-id="ct158602328"/>Description<text:change-end text:change-id="ct150882048"/><text:change-end text:change-id="ct158602328"/></text:p>
          </table:table-cell>
        </table:table-row>
        <table:table-row>
          <table:table-cell table:style-name="Table2.A3" office:value-type="string">
            <text:p text:style-name="P23"><text:change-start text:change-id="ct158702032"/>enum <text:change-end text:change-id="ct158702032"/><text:change-start text:change-id="ct158602232"/>t<text:change-end text:change-id="ct158602232"/><text:change-start text:change-id="ct159212288"/><text:change-start text:change-id="ct159085824"/>ype<text:change-end text:change-id="ct159212288"/><text:change-end text:change-id="ct159085824"/></text:p>
          </table:table-cell>
          <table:table-cell table:style-name="Table2.B3" office:value-type="string">
            <text:p text:style-name="P32"><text:change-start text:change-id="ct159028968"/>An enum providing a matching between the Scilab ID value (int) and<text:change-end text:change-id="ct159028968"/><text:change-start text:change-id="ct159260568"/> the description of the type (string)<text:change-end text:change-id="ct159260568"/></text:p>
          </table:table-cell>
        </table:table-row>
      </table:table>
      <text:p text:style-name="P5"><text:change-start text:change-id="ct158652192"/></text:p>
      <text:p text:style-name="P25"><text:change-end text:change-id="ct158652192"/><text:change-start text:change-id="ct151186008"/><text:change-start text:change-id="ct150403536"/><text:span text:style-name="T3"/></text:p>
      <text:p text:style-name="P26"><text:change-start text:change-id="ct152214400"/>Datatype Mapping<text:change-end text:change-id="ct152214400"/>:</text:p>
      <text:p text:style-name="P25"><text:change-start text:change-id="ct149595416"/>The <text:change-end text:change-id="ct150403536"/><text:change-end text:change-id="ct149595416"/><text:change-start text:change-id="ct157911920"/>mapping between Scilab and Java is the following one:<text:change-end text:change-id="ct151186008"/><text:change-end text:change-id="ct157911920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33"><text:change-start text:change-id="ct159281584"/><text:change-start text:change-id="ct157778656"/><text:change-start text:change-id="ct148801904"/>Scilab type<text:change-end text:change-id="ct159281584"/><text:change-end text:change-id="ct157778656"/><text:change-end text:change-id="ct148801904"/></text:p>
          </table:table-cell>
          <table:table-cell table:style-name="Table1.A1" office:value-type="string">
            <text:p text:style-name="P33"><text:change-start text:change-id="ct151806264"/>Scilab ID<text:change-end text:change-id="ct151806264"/><text:change-start text:change-id="ct159100528"/><text:change-start text:change-id="ct158093696"/> (type)<text:change-end text:change-id="ct159100528"/><text:change-end text:change-id="ct158093696"/></text:p>
          </table:table-cell>
          <table:table-cell table:style-name="Table1.A1" office:value-type="string">
            <text:p text:style-name="P33"><text:change-start text:change-id="ct142522248"/>Scilab <text:change-end text:change-id="ct142522248"/><text:change-start text:change-id="ct157913904"/>Code<text:change-end text:change-id="ct157913904"/><text:change-start text:change-id="ct159282016"/><text:change-start text:change-id="ct158405024"/> (typeof)<text:change-end text:change-id="ct159282016"/><text:change-end text:change-id="ct158405024"/></text:p>
          </table:table-cell>
          <table:table-cell table:style-name="Table1.A1" office:value-type="string">
            <text:p text:style-name="P33"><text:change-start text:change-id="ct150943432"/><text:change-start text:change-id="ct157868072"/>Java Scilab type<text:change-end text:change-id="ct150943432"/><text:change-end text:change-id="ct157868072"/></text:p>
          </table:table-cell>
          <table:table-cell table:style-name="Table1.E1" office:value-type="string">
            <text:p text:style-name="P33"><text:change-start text:change-id="ct159149800"/><text:change-start text:change-id="ct157827072"/>Description<text:change-end text:change-id="ct159149800"/><text:change-end text:change-id="ct157827072"/></text:p>
          </table:table-cell>
        </table:table-row>
        <table:table-row>
          <table:table-cell table:style-name="Table1.A2" office:value-type="string">
            <text:p text:style-name="P32"><text:change-start text:change-id="ct148445256"/>Boolean<text:change-end text:change-id="ct148445256"/></text:p>
          </table:table-cell>
          <table:table-cell table:style-name="Table1.B2" office:value-type="float" office:value="4">
            <text:p text:style-name="P32"><text:change-start text:change-id="ct158955016"/>4<text:change-end text:change-id="ct158955016"/></text:p>
          </table:table-cell>
          <table:table-cell table:style-name="Table1.A2" office:value-type="string">
            <text:p text:style-name="P32"><text:change-start text:change-id="ct159114168"/>boolean<text:change-end text:change-id="ct159114168"/></text:p>
          </table:table-cell>
          <table:table-cell table:style-name="Table1.A2" office:value-type="string">
            <text:p text:style-name="P32"><text:change-start text:change-id="ct159142568"/>ScilabBoolean<text:change-end text:change-id="ct159142568"/></text:p>
          </table:table-cell>
          <table:table-cell table:style-name="Table1.E2" office:value-type="string">
            <text:p text:style-name="P32"><text:change-start text:change-id="ct159020048"/>Boolean datatype<text:change-end text:change-id="ct159020048"/></text:p>
          </table:table-cell>
        </table:table-row>
        <table:table-row>
          <table:table-cell table:style-name="Table1.A2" office:value-type="string">
            <text:p text:style-name="P32"><text:change-start text:change-id="ct150404944"/>Polynomial<text:change-end text:change-id="ct150404944"/></text:p>
          </table:table-cell>
          <table:table-cell table:style-name="Table1.B2" office:value-type="float" office:value="2">
            <text:p text:style-name="P32"><text:change-start text:change-id="ct158103344"/>2<text:change-end text:change-id="ct158103344"/></text:p>
          </table:table-cell>
          <table:table-cell table:style-name="Table1.A2" office:value-type="string">
            <text:p text:style-name="P32"><text:change-start text:change-id="ct158062688"/>polynomial<text:change-end text:change-id="ct158062688"/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8092704"/>String<text:change-end text:change-id="ct158092704"/></text:p>
          </table:table-cell>
          <table:table-cell table:style-name="Table1.B2" office:value-type="float" office:value="10">
            <text:p text:style-name="P32"><text:change-start text:change-id="ct152416336"/>10<text:change-end text:change-id="ct152416336"/></text:p>
          </table:table-cell>
          <table:table-cell table:style-name="Table1.A2" office:value-type="string">
            <text:p text:style-name="P32"><text:change-start text:change-id="ct158420376"/>string<text:change-end text:change-id="ct158420376"/></text:p>
          </table:table-cell>
          <table:table-cell table:style-name="Table1.A2" office:value-type="string">
            <text:p text:style-name="P32"><text:change-start text:change-id="ct157928760"/>ScilabString<text:change-end text:change-id="ct157928760"/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8125080"/>List<text:change-end text:change-id="ct158125080"/></text:p>
          </table:table-cell>
          <table:table-cell table:style-name="Table1.B2" office:value-type="float" office:value="15">
            <text:p text:style-name="P32"><text:change-start text:change-id="ct149947792"/>15<text:change-end text:change-id="ct149947792"/></text:p>
          </table:table-cell>
          <table:table-cell table:style-name="Table1.A2" office:value-type="string">
            <text:p text:style-name="P32"><text:change-start text:change-id="ct158415856"/>list<text:change-end text:change-id="ct158415856"/></text:p>
          </table:table-cell>
          <table:table-cell table:style-name="Table1.A2" office:value-type="string">
            <text:p text:style-name="P32"><text:change-start text:change-id="ct158289056"/>ScilabList<text:change-end text:change-id="ct158289056"/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8076824"/>tlist<text:change-end text:change-id="ct158076824"/></text:p>
          </table:table-cell>
          <table:table-cell table:style-name="Table1.B2" office:value-type="float" office:value="16">
            <text:p text:style-name="P32"><text:change-start text:change-id="ct150751160"/>16<text:change-end text:change-id="ct150751160"/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<text:change-start text:change-id="ct150393584"/>ScilabTList<text:change-end text:change-id="ct150393584"/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0770304"/>mlist<text:change-end text:change-id="ct150770304"/></text:p>
          </table:table-cell>
          <table:table-cell table:style-name="Table1.B2" office:value-type="float" office:value="17">
            <text:p text:style-name="P32"><text:change-start text:change-id="ct157856976"/>17<text:change-end text:change-id="ct157856976"/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<text:change-start text:change-id="ct157868632"/>ScilabMList<text:change-end text:change-id="ct157868632"/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8401176"/>Sparse<text:change-end text:change-id="ct158401176"/></text:p>
          </table:table-cell>
          <table:table-cell table:style-name="Table1.B2" office:value-type="float" office:value="5">
            <text:p text:style-name="P32"><text:change-start text:change-id="ct158012616"/>5<text:change-end text:change-id="ct158012616"/></text:p>
          </table:table-cell>
          <table:table-cell table:style-name="Table1.A2" office:value-type="string">
            <text:p text:style-name="P32"><text:change-start text:change-id="ct150390320"/>sparse<text:change-end text:change-id="ct150390320"/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7899576"/>Boolean Sparse<text:change-end text:change-id="ct157899576"/></text:p>
          </table:table-cell>
          <table:table-cell table:style-name="Table1.B2" office:value-type="float" office:value="6">
            <text:p text:style-name="P32"><text:change-start text:change-id="ct158019504"/>6<text:change-end text:change-id="ct158019504"/></text:p>
          </table:table-cell>
          <table:table-cell table:style-name="Table1.A2" office:value-type="string">
            <text:p text:style-name="P32"><text:change-start text:change-id="ct158277968"/>boolean sparse<text:change-end text:change-id="ct158277968"/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57939608"/>Double<text:change-end text:change-id="ct157939608"/></text:p>
          </table:table-cell>
          <table:table-cell table:style-name="Table1.B2" office:value-type="float" office:value="1">
            <text:p text:style-name="P32"><text:change-start text:change-id="ct157923936"/>1<text:change-end text:change-id="ct157923936"/></text:p>
          </table:table-cell>
          <table:table-cell table:style-name="Table1.A2" office:value-type="string">
            <text:p text:style-name="P32"><text:change-start text:change-id="ct149921768"/>constant<text:change-end text:change-id="ct149921768"/></text:p>
          </table:table-cell>
          <table:table-cell table:style-name="Table1.A2" office:value-type="string">
            <text:p text:style-name="P32"><text:change-start text:change-id="ct157849032"/>ScilabDouble<text:change-end text:change-id="ct157849032"/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<text:change-start text:change-id="ct144936096"/>Integer<text:change-end text:change-id="ct144936096"/></text:p>
          </table:table-cell>
          <table:table-cell table:style-name="Table1.B2" office:value-type="float" office:value="8">
            <text:p text:style-name="P32"><text:change-start text:change-id="ct149948184"/>8<text:change-end text:change-id="ct149948184"/></text:p>
          </table:table-cell>
          <table:table-cell table:style-name="Table1.A2" office:value-type="string">
            <text:p text:style-name="P32"><text:change-start text:change-id="ct158104928"/>constant<text:change-end text:change-id="ct158104928"/></text:p>
          </table:table-cell>
          <table:table-cell table:style-name="Table1.A2" office:value-type="string">
            <text:p text:style-name="P32"><text:change-start text:change-id="ct148894872"/>ScilabInteger<text:change-end text:change-id="ct148894872"/></text:p>
          </table:table-cell>
          <table:table-cell table:style-name="Table1.E2" office:value-type="string">
            <text:p text:style-name="P32"/>
          </table:table-cell>
        </table:table-row>
      </table:table>
      <text:p text:style-name="P5"><text:change-start text:change-id="ct159282400"/>Note that there is no specific types for complex data<text:change-end text:change-id="ct159282400"/><text:change-start text:change-id="ct159164272"/> since they are available in many cases (*list, <text:soft-page-break/>sparse, double...)</text:p>
      <text:p text:style-name="P5"><text:change-end text:change-id="ct159164272"/><text:change-start text:change-id="ct-1391258088"/></text:p>
      <text:p text:style-name="P24"><text:change-end text:change-id="ct-1391258088"/><text:change-start text:change-id="ct158409056"/><text:change-start text:change-id="ct150767496"/>Interact with Scilab engine:<text:change-end text:change-id="ct158409056"/><text:change-end text:change-id="ct150767496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<text:change-start text:change-id="ct158863936"/>Scilab control class<text:change-end text:change-id="ct158863936"/></text:p>
          </table:table-cell>
          <table:covered-table-cell/>
        </table:table-row>
        <table:table-row>
          <table:table-cell table:style-name="Table3.A2" office:value-type="string">
            <text:p text:style-name="P33"><text:change-start text:change-id="ct159215136"/><text:change-start text:change-id="ct158112888"/><text:change-start text:change-id="ct152365456"/>Method<text:change-end text:change-id="ct159215136"/><text:change-end text:change-id="ct158112888"/><text:change-end text:change-id="ct152365456"/></text:p>
          </table:table-cell>
          <table:table-cell table:style-name="Table3.B2" office:value-type="string">
            <text:p text:style-name="P33"><text:change-start text:change-id="ct157942640"/><text:change-start text:change-id="ct158749280"/>Description<text:change-end text:change-id="ct157942640"/><text:change-end text:change-id="ct158749280"/></text:p>
          </table:table-cell>
        </table:table-row>
        <table:table-row>
          <table:table-cell table:style-name="Table3.A3" office:value-type="string">
            <text:p text:style-name="P32"><text:change-start text:change-id="ct158688576"/>boolean exec(String job);<text:change-end text:change-id="ct158688576"/></text:p>
          </table:table-cell>
          <table:table-cell table:style-name="Table3.B3" office:value-type="string">
            <text:p text:style-name="P32"><text:change-start text:change-id="ct158842760"/>Execute a single command in Scilab<text:change-end text:change-id="ct158842760"/></text:p>
          </table:table-cell>
        </table:table-row>
        <table:table-row>
          <table:table-cell table:style-name="Table3.A3" office:value-type="string">
            <text:p text:style-name="P32"><text:change-start text:change-id="ct158957600"/>b<text:change-end text:change-id="ct158957600"/><text:change-start text:change-id="ct158867464"/>oolean exec(String job[]);<text:change-end text:change-id="ct158867464"/></text:p>
          </table:table-cell>
          <table:table-cell table:style-name="Table3.B3" office:value-type="string">
            <text:p text:style-name="P32"><text:change-start text:change-id="ct-1372965096"/>Execute several commands in Scilab<text:change-end text:change-id="ct-1372965096"/></text:p>
          </table:table-cell>
        </table:table-row>
        <table:table-row>
          <table:table-cell table:style-name="Table3.A3" office:value-type="string">
            <text:p text:style-name="P32"><text:change-start text:change-id="ct158924752"/>b<text:change-end text:change-id="ct158924752"/><text:change-start text:change-id="ct158626080"/>oolean exec(File<text:span text:style-name="Source_20_Text"><text:span text:style-name="T10"> scriptFilename);</text:span></text:span><text:change-end text:change-id="ct158626080"/></text:p>
          </table:table-cell>
          <table:table-cell table:style-name="Table3.B3" office:value-type="string">
            <text:p text:style-name="P32"><text:change-start text:change-id="ct158606000"/>Execute a Scilab script .sce/.sci<text:change-end text:change-id="ct158606000"/></text:p>
          </table:table-cell>
        </table:table-row>
        <table:table-row>
          <table:table-cell table:style-name="Table3.A3" office:value-type="string">
            <text:p text:style-name="P32"><text:change-start text:change-id="ct158903864"/>boolean isExistingV<text:change-end text:change-id="ct158903864"/><text:change-start text:change-id="ct158973448"/>ariable(String varname);<text:change-end text:change-id="ct158973448"/></text:p>
          </table:table-cell>
          <table:table-cell table:style-name="Table3.B3" office:value-type="string">
            <text:p text:style-name="P32"><text:change-start text:change-id="ct157724408"/>Detect if a variable (varname) exists in Scilab<text:change-end text:change-id="ct157724408"/></text:p>
          </table:table-cell>
        </table:table-row>
        <table:table-row>
          <table:table-cell table:style-name="Table3.A3" office:value-type="string">
            <text:p text:style-name="P32"><text:change-start text:change-id="ct158976448"/>boolean finish<text:change-end text:change-id="ct158976448"/><text:change-start text:change-id="ct158999648"/>();<text:change-end text:change-id="ct158999648"/></text:p>
          </table:table-cell>
          <table:table-cell table:style-name="Table3.B3" office:value-type="string">
            <text:p text:style-name="P32"><text:change-start text:change-id="ct158967152"/>Shutdown Scilab<text:change-end text:change-id="ct158967152"/></text:p>
          </table:table-cell>
        </table:table-row>
        <table:table-row>
          <table:table-cell table:style-name="Table3.A3" office:value-type="string">
            <text:p text:style-name="Table_20_Contents"><text:change-start text:change-id="ct158918912"/>i<text:change-end text:change-id="ct158918912"/><text:change-start text:change-id="ct158457728"/>nt getLastErrorCode();<text:change-end text:change-id="ct158457728"/></text:p>
          </table:table-cell>
          <table:table-cell table:style-name="Table3.B3" office:value-type="string">
            <text:p text:style-name="P32"><text:change-start text:change-id="ct158895112"/>Return the last error code<text:change-end text:change-id="ct158895112"/></text:p>
          </table:table-cell>
        </table:table-row>
        <table:table-row>
          <table:table-cell table:style-name="Table3.A3" office:value-type="string">
            <text:p text:style-name="Table_20_Contents"><text:change-start text:change-id="ct158883816"/>String getLastErrorMessage();<text:change-end text:change-id="ct158883816"/></text:p>
          </table:table-cell>
          <table:table-cell table:style-name="Table3.B3" office:value-type="string">
            <text:p text:style-name="P32"><text:change-start text:change-id="ct158826808"/>Return the last error message<text:change-end text:change-id="ct158826808"/></text:p>
          </table:table-cell>
        </table:table-row>
        <table:table-row>
          <table:table-cell table:style-name="Table3.A3" office:value-type="string">
            <text:p text:style-name="Table_20_Contents"><text:change-start text:change-id="ct159021648"/>b<text:change-end text:change-id="ct159021648"/><text:change-start text:change-id="ct158881264"/>oolean is<text:change-end text:change-id="ct158881264"/><text:change-start text:change-id="ct159009304"/>GraphicOpen();<text:change-end text:change-id="ct159009304"/></text:p>
          </table:table-cell>
          <table:table-cell table:style-name="Table3.B3" office:value-type="string">
            <text:p text:style-name="P32"><text:change-start text:change-id="ct159014384"/>Detect if a Scilab graphic window is still open<text:change-end text:change-id="ct159014384"/></text:p>
          </table:table-cell>
        </table:table-row>
        <table:table-row>
          <table:table-cell table:style-name="Table3.A3" office:value-type="string">
            <text:p text:style-name="Table_20_Contents"><text:change-start text:change-id="ct159088240"/>i<text:change-end text:change-id="ct159088240"/><text:change-start text:change-id="ct158944488"/>nt getVariableType(String varname);<text:change-end text:change-id="ct158944488"/></text:p>
          </table:table-cell>
          <table:table-cell table:style-name="Table3.B3" office:value-type="string">
            <text:p text:style-name="P32"><text:change-start text:change-id="ct158769080"/>Return the code type of a variable (varname)<text:change-end text:change-id="ct158769080"/><text:change-start text:change-id="ct159076720"/><text:line-break/>The int refers to a Java enum<text:change-end text:change-id="ct159076720"/><text:change-start text:change-id="ct159206024"/> from ScilabType.types<text:change-end text:change-id="ct159206024"/></text:p>
          </table:table-cell>
        </table:table-row>
        <table:table-row>
          <table:table-cell table:style-name="Table3.A3" office:value-type="string">
            <text:p text:style-name="Table_20_Contents"><text:change-start text:change-id="ct158897480"/>ScilabType getVariable(String varname)<text:change-end text:change-id="ct158897480"/></text:p>
          </table:table-cell>
          <table:table-cell table:style-name="Table3.B3" office:value-type="string">
            <text:p text:style-name="P32"><text:change-start text:change-id="ct159210296"/>Returns a variable called (varname)<text:line-break/><text:change-end text:change-id="ct159210296"/><text:change-start text:change-id="ct159489568"/>Throws an exception if the datatype is not managed<text:change-end text:change-id="ct159489568"/><text:change-start text:change-id="ct158741496"/> or if the variable is not available<text:change-end text:change-id="ct158741496"/></text:p>
          </table:table-cell>
        </table:table-row>
        <table:table-row>
          <table:table-cell table:style-name="Table3.A3" office:value-type="string">
            <text:p text:style-name="Table_20_Contents"><text:change-start text:change-id="ct159171584"/>boolean sendVariable(<text:change-end text:change-id="ct159171584"/><text:change-start text:change-id="ct159347536"/>String varname, ScilabType theVariable);<text:change-end text:change-id="ct159347536"/></text:p>
          </table:table-cell>
          <table:table-cell table:style-name="Table3.B3" office:value-type="string">
            <text:p text:style-name="P32"><text:change-start text:change-id="ct158002576"/>TODO – voir si c'est intéressant de faire ai<text:change-end text:change-id="ct158002576"/><text:change-start text:change-id="ct159687840"/>nsi ou si mettre ca directement dans la variable<text:change-end text:change-id="ct159687840"/>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2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2"/>
          </table:table-cell>
        </table:table-row>
      </table:table>
      <text:p text:style-name="P5"/>
      <text:p text:style-name="P5"/>
      <text:p text:style-name="P31"><text:span text:style-name="Teletype"><text:span text:style-name="T8">Example Usage</text:span></text:span></text:p>
      <text:p text:style-name="P6"><text:change text:change-id="ct158562584"/><text:change-start text:change-id="ct159303592"/>todo<text:change-end text:change-id="ct159303592"/></text:p>
      <text:p text:style-name="P31">Changelog</text:p>
      <text:list xml:id="list1400324939" text:style-name="L3">
        <text:list-item>
          <text:p text:style-name="P28"><text:change text:change-id="ct-1391255232"/><text:change-start text:change-id="ct-1391252536"/><text:span text:style-name="Police_20_par_20_défaut"><text:span text:style-name="T4">Sylvestre LEDRU </text:span></text:span><text:change-end text:change-id="ct-1391252536"/><text:span text:style-name="Police_20_par_20_défaut"><text:span text:style-name="T4">- Initial</text:span></text:span><text:change text:change-id="ct-1391251312"/><text:span text:style-name="Police_20_par_20_défaut"><text:span text:style-name="T4"> version</text:span></text:span></text:p>
        </text:list-item>
      </text:list>
      <text:p text:style-name="P31">Copyright</text:p>
      <text:p text:style-name="P8"><text:tab/>This document has been placed under the license CeCILL-B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ierre MARECHAL</meta:initial-creator>
    <meta:creation-date>2008-07-09T13:39:00Z</meta:creation-date>
    <dc:date>2010-03-28T22:44:07</dc:date>
    <meta:editing-cycles>21</meta:editing-cycles>
    <meta:editing-duration>PT37H56M15S</meta:editing-duration>
    <meta:document-statistic meta:table-count="3" meta:image-count="0" meta:object-count="0" meta:page-count="3" meta:paragraph-count="144" meta:word-count="698" meta:character-count="44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ylvestre/.evolution/cache/tmp/evolution-sylvestre-FJ5a3w/SEP_39_MSDOS.odt/Normal.dotm"/>
  </office:meta>
</office:document-meta>
</file>